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3.01625cm" style:use-optimal-column-width="true"/>
    </style:style>
    <style:style style:name="co3" style:family="table-column">
      <style:table-column-properties fo:break-before="auto" style:column-width="12.3295833333333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nsors_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<text:s/>Value</text:p>
          </table:table-cell>
          <table:table-cell office:value-type="string" table:style-name="ce1">
            <text:p><text:s/>Footprint</text:p>
          </table:table-cell>
          <table:table-cell office:value-type="string" table:style-name="ce1">
            <text:p><text:s/>Datashee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82" table:style-name="ce2">
            <text:p>82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82" table:style-name="ce2">
            <text:p>82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7</text:p>
          </table:table-cell>
          <table:table-cell office:value-type="float" office:value="82" table:style-name="ce2">
            <text:p>82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6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9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2">
            <text:p>SENSORES_LINEA</text:p>
          </table:table-cell>
          <table:table-cell office:value-type="string" table:style-name="ce1">
            <text:p>Pin_Headers:Pin_Header_Angled_1x07_Pitch2.54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7</text:p>
          </table:table-cell>
          <table:table-cell office:value-type="float" office:value="4053" table:style-name="ce2">
            <text:p>4053</text:p>
          </table:table-cell>
          <table:table-cell office:value-type="string" table:style-name="ce1">
            <text:p>Housings_DIP:DIP-16_W7.62mm_LongPa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2">
            <text:p>CNY70</text:p>
          </table:table-cell>
          <table:table-cell office:value-type="string" table:style-name="ce1">
            <text:p>Sensors_board:CNY7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2">
            <text:p>CNY70</text:p>
          </table:table-cell>
          <table:table-cell office:value-type="string" table:style-name="ce1">
            <text:p>Sensors_board:CNY7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3</text:p>
          </table:table-cell>
          <table:table-cell office:value-type="string" table:style-name="ce2">
            <text:p>CNY70</text:p>
          </table:table-cell>
          <table:table-cell office:value-type="string" table:style-name="ce1">
            <text:p>Sensors_board:CNY7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2">
            <text:p>CNY70</text:p>
          </table:table-cell>
          <table:table-cell office:value-type="string" table:style-name="ce1">
            <text:p>Sensors_board:CNY7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5</text:p>
          </table:table-cell>
          <table:table-cell office:value-type="string" table:style-name="ce2">
            <text:p>CNY70</text:p>
          </table:table-cell>
          <table:table-cell office:value-type="string" table:style-name="ce1">
            <text:p>Sensors_board:CNY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6</text:p>
          </table:table-cell>
          <table:table-cell office:value-type="string" table:style-name="ce2">
            <text:p>CNY70</text:p>
          </table:table-cell>
          <table:table-cell office:value-type="string" table:style-name="ce1">
            <text:p>Sensors_board:CNY70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creator>resaj</dc:creator>
    <meta:creation-date>2017-09-23T23:12:42Z</meta:creation-date>
    <dc:date>2017-09-23T23:13:05Z</dc:date>
  </office:meta>
</office:document-meta>
</file>